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7.93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fo:min-height="17.685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color="#000000" fo:font-size="96pt" style:font-size-asian="96pt" style:font-size-complex="96pt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start"/>
      <style:text-properties fo:color="#000000"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ff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7cm" svg:x="1.4cm" svg:y="0.837cm" presentation:class="subtitle" presentation:user-transformed="true">
          <draw:text-box>
            <text:p text:style-name="P1"><text:span text:style-name="T1">Paro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2">“</text:span><text:span text:style-name="T2">Suffice it to say that </text:span><text:span text:style-name="T3">parody</text:span><text:span text:style-name="T2"> has an obvious claim to transformative value, as Acuff-Rose itself does not deny. Like less ostensibly humorous forms of criticism, it can provide social benefit, by shedding light on an earlier work, and, in the process, creating a new one.”</text:span></text:p>
          </draw:text-box>
        </draw:frame>
        <draw:frame draw:style-name="gr2" draw:text-style-name="P4" draw:layer="layout" svg:width="10.795cm" svg:height="1.352cm" svg:x="16.6cm" svg:y="16.315cm">
          <draw:text-box>
            <text:p><text:span text:style-name="T4">Justice David Sou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3" draw:layer="layout" svg:width="25.199cm" svg:height="17.685cm" svg:x="1.4cm" svg:y="0.962cm" presentation:class="subtitle" presentation:user-transformed="true">
          <draw:text-box>
            <text:p text:style-name="P2"><text:span text:style-name="T2">“</text:span><text:span text:style-name="T2">Parody </text:span><text:span text:style-name="T3">needs to mimic</text:span><text:span text:style-name="T2"> an original </text:span><text:span text:style-name="T3">to make its point</text:span><text:span text:style-name="T2">, and so has some claim to use the creation of its victim's (or collective victims') imagination, whereas </text:span><text:span text:style-name="T3">satire</text:span><text:span text:style-name="T2"> can stand on its own two feet and so requires justification for the very act of borrowing.”</text:span></text:p>
          </draw:text-box>
        </draw:frame>
        <draw:frame draw:style-name="gr2" draw:text-style-name="P4" draw:layer="layout" svg:width="10.795cm" svg:height="1.352cm" svg:x="15.24cm" svg:y="17.063cm">
          <draw:text-box>
            <text:p><text:span text:style-name="T4">Justice David Sou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6" draw:layer="layout" svg:width="25.199cm" svg:height="17.685cm" svg:x="1.4cm" svg:y="0.962cm" presentation:class="subtitle" presentation:user-transformed="true">
          <draw:text-box>
            <text:p text:style-name="P5"><text:span text:style-name="T5">“</text:span><text:span text:style-name="T5">The fact that parody can claim legitimacy for some appropriation </text:span><text:span text:style-name="T6">does not</text:span><text:span text:style-name="T5">, of course, </text:span><text:span text:style-name="T7">tell either parodist or judge</text:span><text:span text:style-name="T5"> much about </text:span><text:span text:style-name="T8">where to draw the line</text:span><text:span text:style-name="T5">.” </text:span></text:p>
            <text:p text:style-name="P5"><text:span text:style-name="T5"/></text:p>
            <text:p text:style-name="P5"><text:span text:style-name="T5">“</text:span><text:span text:style-name="T5">Accordingly, </text:span><text:span text:style-name="T6">parody</text:span><text:span text:style-name="T5">, </text:span><text:span text:style-name="T8">like any other use</text:span><text:span text:style-name="T5">, has to work its way through the relevant factors, and </text:span><text:span text:style-name="T6">be </text:span><text:span text:style-name="T8">judged case by case</text:span><text:span text:style-name="T5">, in light of the ends of the copyright law.”</text:span></text:p>
          </draw:text-box>
        </draw:frame>
        <draw:frame draw:style-name="gr2" draw:text-style-name="P4" draw:layer="layout" svg:width="10.795cm" svg:height="1.352cm" svg:x="16.601cm" svg:y="18.415cm">
          <draw:text-box>
            <text:p><text:span text:style-name="T4">Justice David Sou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is Ibanez</meta:initial-creator>
    <meta:creation-date>2010-10-20T21:32:56</meta:creation-date>
    <meta:editing-duration>PT00H31M23S</meta:editing-duration>
    <meta:editing-cycles>8</meta:editing-cycles>
    <dc:date>2010-10-21T00:25:14</dc:date>
    <dc:creator>Luis Ibanez</dc:creator>
    <meta:generator>OpenOffice.org/3.2$Unix OpenOffice.org_project/320m12$Build-9483</meta:generator>
    <meta:document-statistic meta:object-count="36"/>
  </office:meta>
</office:document-meta>
</file>